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83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0.459cm"/>
    </style:style>
    <style:style style:name="co4" style:family="table-column">
      <style:table-column-properties fo:break-before="auto" style:column-width="0.709cm"/>
    </style:style>
    <style:style style:name="co5" style:family="table-column">
      <style:table-column-properties fo:break-before="auto" style:column-width="2.342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24cm" fo:break-before="auto" style:use-optimal-row-height="fals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tatistic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dde8cb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999999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138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138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38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 style:data-style-name="N121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38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tisti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1017" table:default-cell-style-name="Default"/>
        <table:table-row table:style-name="ro1">
          <table:table-cell table:style-name="ce2" office:value-type="string" calcext:value-type="string" table:number-columns-spanned="6" table:number-rows-spanned="1">
            <text:p>omp_odd_even1</text:p>
          </table:table-cell>
          <table:covered-table-cell table:number-columns-repeated="3" table:style-name="ce15"/>
          <table:covered-table-cell table:style-name="ce22"/>
          <table:covered-table-cell/>
          <table:table-cell table:style-name="ce7" table:number-columns-spanned="1" table:number-rows-spanned="27"/>
          <table:table-cell table:style-name="ce2" office:value-type="string" calcext:value-type="string" table:number-columns-spanned="6" table:number-rows-spanned="1">
            <text:p>omp_odd_even2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1011"/>
        </table:table-row>
        <table:table-row table:style-name="ro2"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1011"/>
        </table:table-row>
        <table:table-row table:style-name="ro2">
          <table:table-cell table:style-name="ce7" office:value-type="string" calcext:value-type="string">
            <text:p>p</text:p>
          </table:table-cell>
          <table:table-cell table:style-name="ce1" office:value-type="float" office:value="32000" calcext:value-type="float">
            <text:p>32000</text:p>
          </table:table-cell>
          <table:table-cell table:style-name="ce1" table:formula="of:=[.B4]*2" office:value-type="float" office:value="64000" calcext:value-type="float">
            <text:p>64000</text:p>
          </table:table-cell>
          <table:table-cell table:style-name="ce1" table:formula="of:=[.C4]*2" office:value-type="float" office:value="128000" calcext:value-type="float">
            <text:p>128000</text:p>
          </table:table-cell>
          <table:table-cell table:style-name="ce1" table:formula="of:=[.D4]*2" office:value-type="float" office:value="256000" calcext:value-type="float">
            <text:p>256000</text:p>
          </table:table-cell>
          <table:table-cell table:style-name="ce1" table:formula="of:=[.E4]*2" office:value-type="float" office:value="512000" calcext:value-type="float">
            <text:p>512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office:value-type="float" office:value="32000" calcext:value-type="float">
            <text:p>32000</text:p>
          </table:table-cell>
          <table:table-cell table:style-name="ce1" table:formula="of:=[.I4]*2" office:value-type="float" office:value="64000" calcext:value-type="float">
            <text:p>64000</text:p>
          </table:table-cell>
          <table:table-cell table:style-name="ce1" table:formula="of:=[.J4]*2" office:value-type="float" office:value="128000" calcext:value-type="float">
            <text:p>128000</text:p>
          </table:table-cell>
          <table:table-cell table:style-name="ce1" table:formula="of:=[.K4]*2" office:value-type="float" office:value="256000" calcext:value-type="float">
            <text:p>256000</text:p>
          </table:table-cell>
          <table:table-cell table:style-name="ce1" table:formula="of:=[.L4]*2" office:value-type="float" office:value="512000" calcext:value-type="float">
            <text:p>512000</text:p>
          </table:table-cell>
          <table:table-cell table:number-columns-repeated="1011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3" table:formula="of:=[$data.$D1]" office:value-type="float" office:value="2.21968133333333" calcext:value-type="float">
            <text:p>2,21968</text:p>
          </table:table-cell>
          <table:table-cell table:style-name="ce13" table:formula="of:=[$data.$D4]" office:value-type="float" office:value="9.04288566666667" calcext:value-type="float">
            <text:p>9,04289</text:p>
          </table:table-cell>
          <table:table-cell table:style-name="ce13" table:formula="of:=[$data.$D7]" office:value-type="float" office:value="36.9393316666667" calcext:value-type="float">
            <text:p>36,93933</text:p>
          </table:table-cell>
          <table:table-cell table:style-name="ce18" table:formula="of:=[$data.$D10]" office:value-type="float" office:value="152.181643333333" calcext:value-type="float">
            <text:p>152,18164</text:p>
          </table:table-cell>
          <table:table-cell table:style-name="ce18" table:formula="of:=[$data.$D13]" office:value-type="float" office:value="620.043433666667" calcext:value-type="float">
            <text:p>620,04343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8" table:formula="of:=[$data.$I1]" office:value-type="float" office:value="2.33405633333333" calcext:value-type="float">
            <text:p>2,33406</text:p>
          </table:table-cell>
          <table:table-cell table:style-name="ce18" table:formula="of:=[$data.$I4]" office:value-type="float" office:value="9.38376266666667" calcext:value-type="float">
            <text:p>9,38376</text:p>
          </table:table-cell>
          <table:table-cell table:style-name="ce18" table:formula="of:=[$data.$I7]" office:value-type="float" office:value="37.501787" calcext:value-type="float">
            <text:p>37,50179</text:p>
          </table:table-cell>
          <table:table-cell table:style-name="ce13" table:formula="of:=[$data.$I10]" office:value-type="float" office:value="144.988572" calcext:value-type="float">
            <text:p>144,98857</text:p>
          </table:table-cell>
          <table:table-cell table:style-name="ce13" table:formula="of:=[$data.$I13]" office:value-type="float" office:value="595.192484666667" calcext:value-type="float">
            <text:p>595,19248</text:p>
          </table:table-cell>
          <table:table-cell table:number-columns-repeated="1011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19" table:formula="of:=[$data.$D16]" office:value-type="float" office:value="1.16632266666667" calcext:value-type="float">
            <text:p>1,16632</text:p>
          </table:table-cell>
          <table:table-cell table:style-name="ce19" table:formula="of:=[$data.$D19]" office:value-type="float" office:value="4.63189533333333" calcext:value-type="float">
            <text:p>4,63190</text:p>
          </table:table-cell>
          <table:table-cell table:style-name="ce24" table:formula="of:=[$data.$D22]" office:value-type="float" office:value="18.4813993333333" calcext:value-type="float">
            <text:p>18,48140</text:p>
          </table:table-cell>
          <table:table-cell table:style-name="ce24" table:formula="of:=[$data.$D25]" office:value-type="float" office:value="75.7326106666667" calcext:value-type="float">
            <text:p>75,73261</text:p>
          </table:table-cell>
          <table:table-cell table:style-name="ce19" table:formula="of:=[$data.$D28]" office:value-type="float" office:value="309.314481333333" calcext:value-type="float">
            <text:p>309,31448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24" table:formula="of:=[$data.$I16]" office:value-type="float" office:value="1.14241633333333" calcext:value-type="float">
            <text:p>1,14242</text:p>
          </table:table-cell>
          <table:table-cell table:style-name="ce24" table:formula="of:=[$data.$I19]" office:value-type="float" office:value="4.57862433333333" calcext:value-type="float">
            <text:p>4,57862</text:p>
          </table:table-cell>
          <table:table-cell table:style-name="ce19" table:formula="of:=[$data.$I22]" office:value-type="float" office:value="18.6868143333333" calcext:value-type="float">
            <text:p>18,68681</text:p>
          </table:table-cell>
          <table:table-cell table:style-name="ce19" table:formula="of:=[$data.$I25]" office:value-type="float" office:value="76.1388576666667" calcext:value-type="float">
            <text:p>76,13886</text:p>
          </table:table-cell>
          <table:table-cell table:style-name="ce24" table:formula="of:=[$data.$I28]" office:value-type="float" office:value="306.190883" calcext:value-type="float">
            <text:p>306,19088</text:p>
          </table:table-cell>
          <table:table-cell table:number-columns-repeated="1011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18" table:formula="of:=[$data.$D31]" office:value-type="float" office:value="0.691434333333333" calcext:value-type="float">
            <text:p>0,69143</text:p>
          </table:table-cell>
          <table:table-cell table:style-name="ce18" table:formula="of:=[$data.$D34]" office:value-type="float" office:value="2.68085266666667" calcext:value-type="float">
            <text:p>2,68085</text:p>
          </table:table-cell>
          <table:table-cell table:style-name="ce18" table:formula="of:=[$data.$D37]" office:value-type="float" office:value="10.628086" calcext:value-type="float">
            <text:p>10,62809</text:p>
          </table:table-cell>
          <table:table-cell table:style-name="ce18" table:formula="of:=[$data.$D40]" office:value-type="float" office:value="43.158164" calcext:value-type="float">
            <text:p>43,15816</text:p>
          </table:table-cell>
          <table:table-cell table:style-name="ce18" table:formula="of:=[$data.$D43]" office:value-type="float" office:value="174.527568333333" calcext:value-type="float">
            <text:p>174,52757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3" table:formula="of:=[$data.$I31]" office:value-type="float" office:value="0.635772" calcext:value-type="float">
            <text:p>0,63577</text:p>
          </table:table-cell>
          <table:table-cell table:style-name="ce13" table:formula="of:=[$data.$I34]" office:value-type="float" office:value="2.510603" calcext:value-type="float">
            <text:p>2,51060</text:p>
          </table:table-cell>
          <table:table-cell table:style-name="ce13" table:formula="of:=[$data.$I37]" office:value-type="float" office:value="10.2929683333333" calcext:value-type="float">
            <text:p>10,29297</text:p>
          </table:table-cell>
          <table:table-cell table:style-name="ce13" table:formula="of:=[$data.$I40]" office:value-type="float" office:value="42.097706" calcext:value-type="float">
            <text:p>42,09771</text:p>
          </table:table-cell>
          <table:table-cell table:style-name="ce13" table:formula="of:=[$data.$I43]" office:value-type="float" office:value="170.822201" calcext:value-type="float">
            <text:p>170,82220</text:p>
          </table:table-cell>
          <table:table-cell table:number-columns-repeated="1011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19" table:formula="of:=[$data.$D46]" office:value-type="float" office:value="0.538774333333333" calcext:value-type="float">
            <text:p>0,53877</text:p>
          </table:table-cell>
          <table:table-cell table:style-name="ce19" table:formula="of:=[$data.$D49]" office:value-type="float" office:value="1.99303766666667" calcext:value-type="float">
            <text:p>1,99304</text:p>
          </table:table-cell>
          <table:table-cell table:style-name="ce19" table:formula="of:=[$data.$D52]" office:value-type="float" office:value="7.71548333333333" calcext:value-type="float">
            <text:p>7,71548</text:p>
          </table:table-cell>
          <table:table-cell table:style-name="ce19" table:formula="of:=[$data.$D55]" office:value-type="float" office:value="30.8040963333333" calcext:value-type="float">
            <text:p>30,80410</text:p>
          </table:table-cell>
          <table:table-cell table:style-name="ce19" table:formula="of:=[$data.$D58]" office:value-type="float" office:value="124.263032333333" calcext:value-type="float">
            <text:p>124,26303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24" table:formula="of:=[$data.$I46]" office:value-type="float" office:value="0.447528666666667" calcext:value-type="float">
            <text:p>0,44753</text:p>
          </table:table-cell>
          <table:table-cell table:style-name="ce24" table:formula="of:=[$data.$I49]" office:value-type="float" office:value="1.78000733333333" calcext:value-type="float">
            <text:p>1,78001</text:p>
          </table:table-cell>
          <table:table-cell table:style-name="ce24" table:formula="of:=[$data.$I52]" office:value-type="float" office:value="7.324603" calcext:value-type="float">
            <text:p>7,32460</text:p>
          </table:table-cell>
          <table:table-cell table:style-name="ce24" table:formula="of:=[$data.$I55]" office:value-type="float" office:value="30.1362506666667" calcext:value-type="float">
            <text:p>30,13625</text:p>
          </table:table-cell>
          <table:table-cell table:style-name="ce24" table:formula="of:=[$data.$I58]" office:value-type="float" office:value="121.527321" calcext:value-type="float">
            <text:p>121,52732</text:p>
          </table:table-cell>
          <table:table-cell table:number-columns-repeated="1011"/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table:style-name="ce18" table:formula="of:=[$data.$D61]" office:value-type="float" office:value="1.54099633333333" calcext:value-type="float">
            <text:p>1,54100</text:p>
          </table:table-cell>
          <table:table-cell table:style-name="ce18" table:formula="of:=[$data.$D64]" office:value-type="float" office:value="3.86848633333333" calcext:value-type="float">
            <text:p>3,86849</text:p>
          </table:table-cell>
          <table:table-cell table:style-name="ce18" table:formula="of:=[$data.$D67]" office:value-type="float" office:value="11.000751" calcext:value-type="float">
            <text:p>11,00075</text:p>
          </table:table-cell>
          <table:table-cell table:style-name="ce18" table:formula="of:=[$data.$D70]" office:value-type="float" office:value="35.7619253333333" calcext:value-type="float">
            <text:p>35,76193</text:p>
          </table:table-cell>
          <table:table-cell table:style-name="ce18" table:formula="of:=[$data.$D73]" office:value-type="float" office:value="127.851633" calcext:value-type="float">
            <text:p>127,85163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3" table:formula="of:=[$data.$I61]" office:value-type="float" office:value="0.953338666666667" calcext:value-type="float">
            <text:p>0,95334</text:p>
          </table:table-cell>
          <table:table-cell table:style-name="ce13" table:formula="of:=[$data.$I64]" office:value-type="float" office:value="2.67116933333333" calcext:value-type="float">
            <text:p>2,67117</text:p>
          </table:table-cell>
          <table:table-cell table:style-name="ce13" table:formula="of:=[$data.$I67]" office:value-type="float" office:value="8.457104" calcext:value-type="float">
            <text:p>8,45710</text:p>
          </table:table-cell>
          <table:table-cell table:style-name="ce13" table:formula="of:=[$data.$I70]" office:value-type="float" office:value="29.0666373333333" calcext:value-type="float">
            <text:p>29,06664</text:p>
          </table:table-cell>
          <table:table-cell table:style-name="ce13" table:formula="of:=[$data.$I73]" office:value-type="float" office:value="108.831306666667" calcext:value-type="float">
            <text:p>108,83131</text:p>
          </table:table-cell>
          <table:table-cell table:number-columns-repeated="1011"/>
        </table:table-row>
        <table:table-row table:style-name="ro2">
          <table:table-cell table:style-name="ce9" table:number-columns-repeated="6"/>
          <table:covered-table-cell table:style-name="ce7"/>
          <table:table-cell table:style-name="ce9" table:number-columns-repeated="6"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1011"/>
        </table:table-row>
        <table:table-row table:style-name="ro2"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1011"/>
        </table:table-row>
        <table:table-row table:style-name="ro2">
          <table:table-cell table:style-name="ce7" office:value-type="string" calcext:value-type="string">
            <text:p>p</text:p>
          </table:table-cell>
          <table:table-cell table:style-name="ce16" table:formula="of:=[.B4]" office:value-type="float" office:value="32000" calcext:value-type="float">
            <text:p>32000</text:p>
          </table:table-cell>
          <table:table-cell table:style-name="ce16" table:formula="of:=[.C4]" office:value-type="float" office:value="64000" calcext:value-type="float">
            <text:p>64000</text:p>
          </table:table-cell>
          <table:table-cell table:style-name="ce16" table:formula="of:=[.D4]" office:value-type="float" office:value="128000" calcext:value-type="float">
            <text:p>128000</text:p>
          </table:table-cell>
          <table:table-cell table:style-name="ce16" table:formula="of:=[.E4]" office:value-type="float" office:value="256000" calcext:value-type="float">
            <text:p>256000</text:p>
          </table:table-cell>
          <table:table-cell table:style-name="ce16" table:formula="of:=[.F4]" office:value-type="float" office:value="512000" calcext:value-type="float">
            <text:p>512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6" table:formula="of:=[.I4]" office:value-type="float" office:value="32000" calcext:value-type="float">
            <text:p>32000</text:p>
          </table:table-cell>
          <table:table-cell table:style-name="ce16" table:formula="of:=[.J4]" office:value-type="float" office:value="64000" calcext:value-type="float">
            <text:p>64000</text:p>
          </table:table-cell>
          <table:table-cell table:style-name="ce16" table:formula="of:=[.K4]" office:value-type="float" office:value="128000" calcext:value-type="float">
            <text:p>128000</text:p>
          </table:table-cell>
          <table:table-cell table:style-name="ce16" table:formula="of:=[.L4]" office:value-type="float" office:value="256000" calcext:value-type="float">
            <text:p>256000</text:p>
          </table:table-cell>
          <table:table-cell table:style-name="ce16" table:formula="of:=[.M4]" office:value-type="float" office:value="512000" calcext:value-type="float">
            <text:p>512000</text:p>
          </table:table-cell>
          <table:table-cell table:number-columns-repeated="1011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2" table:formula="of:=[.B5]/[.B5]" office:value-type="float" office:value="1" calcext:value-type="float">
            <text:p>1,0000</text:p>
          </table:table-cell>
          <table:table-cell table:style-name="ce12" table:formula="of:=[.C5]/[.C5]" office:value-type="float" office:value="1" calcext:value-type="float">
            <text:p>1,0000</text:p>
          </table:table-cell>
          <table:table-cell table:style-name="ce12" table:formula="of:=[.D5]/[.D5]" office:value-type="float" office:value="1" calcext:value-type="float">
            <text:p>1,0000</text:p>
          </table:table-cell>
          <table:table-cell table:style-name="ce12" table:formula="of:=[.E5]/[.E5]" office:value-type="float" office:value="1" calcext:value-type="float">
            <text:p>1,0000</text:p>
          </table:table-cell>
          <table:table-cell table:style-name="ce12" table:formula="of:=[.F5]/[.F5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I5]/[.I5]" office:value-type="float" office:value="1" calcext:value-type="float">
            <text:p>1,0000</text:p>
          </table:table-cell>
          <table:table-cell table:style-name="ce12" table:formula="of:=[.J5]/[.J5]" office:value-type="float" office:value="1" calcext:value-type="float">
            <text:p>1,0000</text:p>
          </table:table-cell>
          <table:table-cell table:style-name="ce12" table:formula="of:=[.K5]/[.K5]" office:value-type="float" office:value="1" calcext:value-type="float">
            <text:p>1,0000</text:p>
          </table:table-cell>
          <table:table-cell table:style-name="ce12" table:formula="of:=[.L5]/[.L5]" office:value-type="float" office:value="1" calcext:value-type="float">
            <text:p>1,0000</text:p>
          </table:table-cell>
          <table:table-cell table:style-name="ce12" table:formula="of:=[.M5]/[.M5]" office:value-type="float" office:value="1" calcext:value-type="float">
            <text:p>1,0000</text:p>
          </table:table-cell>
          <table:table-cell table:number-columns-repeated="1011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4" table:formula="of:=[.B5]/[.B6]" office:value-type="float" office:value="1.90314515594312" calcext:value-type="float">
            <text:p>1,9031</text:p>
          </table:table-cell>
          <table:table-cell table:style-name="ce4" table:formula="of:=[.C5]/[.C6]" office:value-type="float" office:value="1.9523078601517" calcext:value-type="float">
            <text:p>1,9523</text:p>
          </table:table-cell>
          <table:table-cell table:style-name="ce4" table:formula="of:=[.D5]/[.D6]" office:value-type="float" office:value="1.99873023684101" calcext:value-type="float">
            <text:p>1,9987</text:p>
          </table:table-cell>
          <table:table-cell table:style-name="ce4" table:formula="of:=[.E5]/[.E6]" office:value-type="float" office:value="2.00945988780386" calcext:value-type="float">
            <text:p>2,0095</text:p>
          </table:table-cell>
          <table:table-cell table:style-name="ce4" table:formula="of:=[.F5]/[.F6]" office:value-type="float" office:value="2.00457292201097" calcext:value-type="float">
            <text:p>2,0046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I5]/[.I6]" office:value-type="float" office:value="2.0430873274746" calcext:value-type="float">
            <text:p>2,0431</text:p>
          </table:table-cell>
          <table:table-cell table:style-name="ce4" table:formula="of:=[.J5]/[.J6]" office:value-type="float" office:value="2.04947206486257" calcext:value-type="float">
            <text:p>2,0495</text:p>
          </table:table-cell>
          <table:table-cell table:style-name="ce4" table:formula="of:=[.K5]/[.K6]" office:value-type="float" office:value="2.00685822265086" calcext:value-type="float">
            <text:p>2,0069</text:p>
          </table:table-cell>
          <table:table-cell table:style-name="ce4" table:formula="of:=[.L5]/[.L6]" office:value-type="float" office:value="1.90426513403649" calcext:value-type="float">
            <text:p>1,9043</text:p>
          </table:table-cell>
          <table:table-cell table:style-name="ce4" table:formula="of:=[.M5]/[.M6]" office:value-type="float" office:value="1.94386089760441" calcext:value-type="float">
            <text:p>1,9439</text:p>
          </table:table-cell>
          <table:table-cell table:number-columns-repeated="1011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12" table:formula="of:=[.B5]/[.B7]" office:value-type="float" office:value="3.21025616797546" calcext:value-type="float">
            <text:p>3,2103</text:p>
          </table:table-cell>
          <table:table-cell table:style-name="ce12" table:formula="of:=[.C5]/[.C7]" office:value-type="float" office:value="3.37313787479058" calcext:value-type="float">
            <text:p>3,3731</text:p>
          </table:table-cell>
          <table:table-cell table:style-name="ce12" table:formula="of:=[.D5]/[.D7]" office:value-type="float" office:value="3.47563349286661" calcext:value-type="float">
            <text:p>3,4756</text:p>
          </table:table-cell>
          <table:table-cell table:style-name="ce12" table:formula="of:=[.E5]/[.E7]" office:value-type="float" office:value="3.52613802879412" calcext:value-type="float">
            <text:p>3,5261</text:p>
          </table:table-cell>
          <table:table-cell table:style-name="ce12" table:formula="of:=[.F5]/[.F7]" office:value-type="float" office:value="3.55269622780989" calcext:value-type="float">
            <text:p>3,5527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I5]/[.I7]" office:value-type="float" office:value="3.67121599147703" calcext:value-type="float">
            <text:p>3,6712</text:p>
          </table:table-cell>
          <table:table-cell table:style-name="ce12" table:formula="of:=[.J5]/[.J7]" office:value-type="float" office:value="3.73765293304703" calcext:value-type="float">
            <text:p>3,7377</text:p>
          </table:table-cell>
          <table:table-cell table:style-name="ce12" table:formula="of:=[.K5]/[.K7]" office:value-type="float" office:value="3.64343751826692" calcext:value-type="float">
            <text:p>3,6434</text:p>
          </table:table-cell>
          <table:table-cell table:style-name="ce12" table:formula="of:=[.L5]/[.L7]" office:value-type="float" office:value="3.44409674009315" calcext:value-type="float">
            <text:p>3,4441</text:p>
          </table:table-cell>
          <table:table-cell table:style-name="ce12" table:formula="of:=[.M5]/[.M7]" office:value-type="float" office:value="3.48428062150228" calcext:value-type="float">
            <text:p>3,4843</text:p>
          </table:table-cell>
          <table:table-cell table:number-columns-repeated="1011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4" table:formula="of:=[.B5]/[.B8]" office:value-type="float" office:value="4.11987208002361" calcext:value-type="float">
            <text:p>4,1199</text:p>
          </table:table-cell>
          <table:table-cell table:style-name="ce4" table:formula="of:=[.C5]/[.C8]" office:value-type="float" office:value="4.53723771402213" calcext:value-type="float">
            <text:p>4,5372</text:p>
          </table:table-cell>
          <table:table-cell table:style-name="ce4" table:formula="of:=[.D5]/[.D8]" office:value-type="float" office:value="4.78768860883634" calcext:value-type="float">
            <text:p>4,7877</text:p>
          </table:table-cell>
          <table:table-cell table:style-name="ce4" table:formula="of:=[.E5]/[.E8]" office:value-type="float" office:value="4.94030539596309" calcext:value-type="float">
            <text:p>4,9403</text:p>
          </table:table-cell>
          <table:table-cell table:style-name="ce4" table:formula="of:=[.F5]/[.F8]" office:value-type="float" office:value="4.98976583802825" calcext:value-type="float">
            <text:p>4,9898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I5]/[.I8]" office:value-type="float" office:value="5.21543424406332" calcext:value-type="float">
            <text:p>5,2154</text:p>
          </table:table-cell>
          <table:table-cell table:style-name="ce4" table:formula="of:=[.J5]/[.J8]" office:value-type="float" office:value="5.27175506018515" calcext:value-type="float">
            <text:p>5,2718</text:p>
          </table:table-cell>
          <table:table-cell table:style-name="ce4" table:formula="of:=[.K5]/[.K8]" office:value-type="float" office:value="5.11997537613984" calcext:value-type="float">
            <text:p>5,1200</text:p>
          </table:table-cell>
          <table:table-cell table:style-name="ce4" table:formula="of:=[.L5]/[.L8]" office:value-type="float" office:value="4.81110187208424" calcext:value-type="float">
            <text:p>4,8111</text:p>
          </table:table-cell>
          <table:table-cell table:style-name="ce4" table:formula="of:=[.M5]/[.M8]" office:value-type="float" office:value="4.89760228209644" calcext:value-type="float">
            <text:p>4,8976</text:p>
          </table:table-cell>
          <table:table-cell table:number-columns-repeated="1011"/>
        </table:table-row>
        <table:table-row table:style-name="ro3">
          <table:table-cell table:style-name="ce7" office:value-type="float" office:value="16" calcext:value-type="float">
            <text:p>16</text:p>
          </table:table-cell>
          <table:table-cell table:style-name="ce12" table:formula="of:=[.B5]/[.B9]" office:value-type="float" office:value="1.44041960731466" calcext:value-type="float">
            <text:p>1,4404</text:p>
          </table:table-cell>
          <table:table-cell table:style-name="ce12" table:formula="of:=[.C5]/[.C9]" office:value-type="float" office:value="2.33757725566908" calcext:value-type="float">
            <text:p>2,3376</text:p>
          </table:table-cell>
          <table:table-cell table:style-name="ce12" table:formula="of:=[.D5]/[.D9]" office:value-type="float" office:value="3.35789180817443" calcext:value-type="float">
            <text:p>3,3579</text:p>
          </table:table-cell>
          <table:table-cell table:style-name="ce12" table:formula="of:=[.E5]/[.E9]" office:value-type="float" office:value="4.2554096826405" calcext:value-type="float">
            <text:p>4,2554</text:p>
          </table:table-cell>
          <table:table-cell table:style-name="ce12" table:formula="of:=[.F5]/[.F9]" office:value-type="float" office:value="4.84971070855753" calcext:value-type="float">
            <text:p>4,8497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I5]/[.I9]" office:value-type="float" office:value="2.44829714239361" calcext:value-type="float">
            <text:p>2,4483</text:p>
          </table:table-cell>
          <table:table-cell table:style-name="ce12" table:formula="of:=[.J5]/[.J9]" office:value-type="float" office:value="3.51297933439388" calcext:value-type="float">
            <text:p>3,5130</text:p>
          </table:table-cell>
          <table:table-cell table:style-name="ce12" table:formula="of:=[.K5]/[.K9]" office:value-type="float" office:value="4.43435329635298" calcext:value-type="float">
            <text:p>4,4344</text:p>
          </table:table-cell>
          <table:table-cell table:style-name="ce12" table:formula="of:=[.L5]/[.L9]" office:value-type="float" office:value="4.9881439788609" calcext:value-type="float">
            <text:p>4,9881</text:p>
          </table:table-cell>
          <table:table-cell table:style-name="ce12" table:formula="of:=[.M5]/[.M9]" office:value-type="float" office:value="5.46894549828064" calcext:value-type="float">
            <text:p>5,4689</text:p>
          </table:table-cell>
          <table:table-cell table:number-columns-repeated="1011"/>
        </table:table-row>
        <table:table-row table:style-name="ro3">
          <table:table-cell table:style-name="ce9" table:number-columns-repeated="6"/>
          <table:covered-table-cell table:style-name="ce7"/>
          <table:table-cell table:style-name="ce9" table:number-columns-repeated="6"/>
          <table:table-cell table:number-columns-repeated="1011"/>
        </table:table-row>
        <table:table-row table:style-name="ro3"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covered-table-cell table:style-name="ce7"/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1011"/>
        </table:table-row>
        <table:table-row table:style-name="ro3"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covered-table-cell table:style-name="ce7"/>
          <table:table-cell table:style-name="ce8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1011"/>
        </table:table-row>
        <table:table-row table:style-name="ro3">
          <table:table-cell table:style-name="ce7" office:value-type="string" calcext:value-type="string">
            <text:p>p</text:p>
          </table:table-cell>
          <table:table-cell table:style-name="ce1" table:formula="of:=[.B13]" office:value-type="float" office:value="32000" calcext:value-type="float">
            <text:p>32000</text:p>
          </table:table-cell>
          <table:table-cell table:style-name="ce1" table:formula="of:=[.C13]" office:value-type="float" office:value="64000" calcext:value-type="float">
            <text:p>64000</text:p>
          </table:table-cell>
          <table:table-cell table:style-name="ce1" table:formula="of:=[.D13]" office:value-type="float" office:value="128000" calcext:value-type="float">
            <text:p>128000</text:p>
          </table:table-cell>
          <table:table-cell table:style-name="ce1" table:formula="of:=[.E13]" office:value-type="float" office:value="256000" calcext:value-type="float">
            <text:p>256000</text:p>
          </table:table-cell>
          <table:table-cell table:style-name="ce1" table:formula="of:=[.F13]" office:value-type="float" office:value="512000" calcext:value-type="float">
            <text:p>512000</text:p>
          </table:table-cell>
          <table:covered-table-cell table:style-name="ce7"/>
          <table:table-cell table:style-name="ce7" office:value-type="string" calcext:value-type="string">
            <text:p>p</text:p>
          </table:table-cell>
          <table:table-cell table:style-name="ce1" table:formula="of:=[.I13]" office:value-type="float" office:value="32000" calcext:value-type="float">
            <text:p>32000</text:p>
          </table:table-cell>
          <table:table-cell table:style-name="ce1" table:formula="of:=[.J13]" office:value-type="float" office:value="64000" calcext:value-type="float">
            <text:p>64000</text:p>
          </table:table-cell>
          <table:table-cell table:style-name="ce1" table:formula="of:=[.K13]" office:value-type="float" office:value="128000" calcext:value-type="float">
            <text:p>128000</text:p>
          </table:table-cell>
          <table:table-cell table:style-name="ce1" table:formula="of:=[.L13]" office:value-type="float" office:value="256000" calcext:value-type="float">
            <text:p>256000</text:p>
          </table:table-cell>
          <table:table-cell table:style-name="ce1" table:formula="of:=[.M13]" office:value-type="float" office:value="512000" calcext:value-type="float">
            <text:p>512000</text:p>
          </table:table-cell>
          <table:table-cell table:number-columns-repeated="1011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12" table:formula="of:=[.B14]/[.$A$23]" office:value-type="float" office:value="1" calcext:value-type="float">
            <text:p>1,0000</text:p>
          </table:table-cell>
          <table:table-cell table:style-name="ce12" table:formula="of:=[.C14]/[.$A$23]" office:value-type="float" office:value="1" calcext:value-type="float">
            <text:p>1,0000</text:p>
          </table:table-cell>
          <table:table-cell table:style-name="ce12" table:formula="of:=[.D14]/[.$A$23]" office:value-type="float" office:value="1" calcext:value-type="float">
            <text:p>1,0000</text:p>
          </table:table-cell>
          <table:table-cell table:style-name="ce12" table:formula="of:=[.E14]/[.$A$23]" office:value-type="float" office:value="1" calcext:value-type="float">
            <text:p>1,0000</text:p>
          </table:table-cell>
          <table:table-cell table:style-name="ce12" table:formula="of:=[.F14]/[.$A$23]" office:value-type="float" office:value="1" calcext:value-type="float">
            <text:p>1,0000</text:p>
          </table:table-cell>
          <table:covered-table-cell table:style-name="ce7"/>
          <table:table-cell table:style-name="ce7" office:value-type="float" office:value="1" calcext:value-type="float">
            <text:p>1</text:p>
          </table:table-cell>
          <table:table-cell table:style-name="ce12" table:formula="of:=[.I14]/[.$A$23]" office:value-type="float" office:value="1" calcext:value-type="float">
            <text:p>1,0000</text:p>
          </table:table-cell>
          <table:table-cell table:style-name="ce12" table:formula="of:=[.J14]/[.$A$23]" office:value-type="float" office:value="1" calcext:value-type="float">
            <text:p>1,0000</text:p>
          </table:table-cell>
          <table:table-cell table:style-name="ce12" table:formula="of:=[.K14]/[.$A$23]" office:value-type="float" office:value="1" calcext:value-type="float">
            <text:p>1,0000</text:p>
          </table:table-cell>
          <table:table-cell table:style-name="ce12" table:formula="of:=[.L14]/[.$A$23]" office:value-type="float" office:value="1" calcext:value-type="float">
            <text:p>1,0000</text:p>
          </table:table-cell>
          <table:table-cell table:style-name="ce12" table:formula="of:=[.M14]/[.$A$23]" office:value-type="float" office:value="1" calcext:value-type="float">
            <text:p>1,0000</text:p>
          </table:table-cell>
          <table:table-cell table:number-columns-repeated="1011"/>
        </table:table-row>
        <table:table-row table:style-name="ro3">
          <table:table-cell table:style-name="ce7" office:value-type="float" office:value="2" calcext:value-type="float">
            <text:p>2</text:p>
          </table:table-cell>
          <table:table-cell table:style-name="ce4" table:formula="of:=[.B15]/[.$A$24]" office:value-type="float" office:value="0.951572577971562" calcext:value-type="float">
            <text:p>0,9516</text:p>
          </table:table-cell>
          <table:table-cell table:style-name="ce4" table:formula="of:=[.C15]/[.$A$24]" office:value-type="float" office:value="0.976153930075852" calcext:value-type="float">
            <text:p>0,9762</text:p>
          </table:table-cell>
          <table:table-cell table:style-name="ce4" table:formula="of:=[.D15]/[.$A$24]" office:value-type="float" office:value="0.999365118420506" calcext:value-type="float">
            <text:p>0,9994</text:p>
          </table:table-cell>
          <table:table-cell table:style-name="ce4" table:formula="of:=[.E15]/[.$A$24]" office:value-type="float" office:value="1.00472994390193" calcext:value-type="float">
            <text:p>1,0047</text:p>
          </table:table-cell>
          <table:table-cell table:style-name="ce4" table:formula="of:=[.F15]/[.$A$24]" office:value-type="float" office:value="1.00228646100548" calcext:value-type="float">
            <text:p>1,0023</text:p>
          </table:table-cell>
          <table:covered-table-cell table:style-name="ce7"/>
          <table:table-cell table:style-name="ce7" office:value-type="float" office:value="2" calcext:value-type="float">
            <text:p>2</text:p>
          </table:table-cell>
          <table:table-cell table:style-name="ce4" table:formula="of:=[.I15]/[.$A$24]" office:value-type="float" office:value="1.0215436637373" calcext:value-type="float">
            <text:p>1,0215</text:p>
          </table:table-cell>
          <table:table-cell table:style-name="ce4" table:formula="of:=[.J15]/[.$A$24]" office:value-type="float" office:value="1.02473603243128" calcext:value-type="float">
            <text:p>1,0247</text:p>
          </table:table-cell>
          <table:table-cell table:style-name="ce4" table:formula="of:=[.K15]/[.$A$24]" office:value-type="float" office:value="1.00342911132543" calcext:value-type="float">
            <text:p>1,0034</text:p>
          </table:table-cell>
          <table:table-cell table:style-name="ce4" table:formula="of:=[.L15]/[.$A$24]" office:value-type="float" office:value="0.952132567018243" calcext:value-type="float">
            <text:p>0,9521</text:p>
          </table:table-cell>
          <table:table-cell table:style-name="ce4" table:formula="of:=[.M15]/[.$A$24]" office:value-type="float" office:value="0.971930448802205" calcext:value-type="float">
            <text:p>0,9719</text:p>
          </table:table-cell>
          <table:table-cell table:number-columns-repeated="1011"/>
        </table:table-row>
        <table:table-row table:style-name="ro3">
          <table:table-cell table:style-name="ce7" office:value-type="float" office:value="4" calcext:value-type="float">
            <text:p>4</text:p>
          </table:table-cell>
          <table:table-cell table:style-name="ce12" table:formula="of:=[.B16]/[.$A$25]" office:value-type="float" office:value="0.802564041993865" calcext:value-type="float">
            <text:p>0,8026</text:p>
          </table:table-cell>
          <table:table-cell table:style-name="ce12" table:formula="of:=[.C16]/[.$A$25]" office:value-type="float" office:value="0.843284468697646" calcext:value-type="float">
            <text:p>0,8433</text:p>
          </table:table-cell>
          <table:table-cell table:style-name="ce12" table:formula="of:=[.D16]/[.$A$25]" office:value-type="float" office:value="0.868908373216651" calcext:value-type="float">
            <text:p>0,8689</text:p>
          </table:table-cell>
          <table:table-cell table:style-name="ce12" table:formula="of:=[.E16]/[.$A$25]" office:value-type="float" office:value="0.88153450719853" calcext:value-type="float">
            <text:p>0,8815</text:p>
          </table:table-cell>
          <table:table-cell table:style-name="ce12" table:formula="of:=[.F16]/[.$A$25]" office:value-type="float" office:value="0.888174056952473" calcext:value-type="float">
            <text:p>0,8882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12" table:formula="of:=[.I16]/[.$A$25]" office:value-type="float" office:value="0.917803997869257" calcext:value-type="float">
            <text:p>0,9178</text:p>
          </table:table-cell>
          <table:table-cell table:style-name="ce12" table:formula="of:=[.J16]/[.$A$25]" office:value-type="float" office:value="0.934413233261757" calcext:value-type="float">
            <text:p>0,9344</text:p>
          </table:table-cell>
          <table:table-cell table:style-name="ce12" table:formula="of:=[.K16]/[.$A$25]" office:value-type="float" office:value="0.91085937956673" calcext:value-type="float">
            <text:p>0,9109</text:p>
          </table:table-cell>
          <table:table-cell table:style-name="ce12" table:formula="of:=[.L16]/[.$A$25]" office:value-type="float" office:value="0.861024185023289" calcext:value-type="float">
            <text:p>0,8610</text:p>
          </table:table-cell>
          <table:table-cell table:style-name="ce12" table:formula="of:=[.M16]/[.$A$25]" office:value-type="float" office:value="0.871070155375569" calcext:value-type="float">
            <text:p>0,8711</text:p>
          </table:table-cell>
          <table:table-cell table:number-columns-repeated="1011"/>
        </table:table-row>
        <table:table-row table:style-name="ro3">
          <table:table-cell table:style-name="ce7" office:value-type="float" office:value="8" calcext:value-type="float">
            <text:p>8</text:p>
          </table:table-cell>
          <table:table-cell table:style-name="ce4" table:formula="of:=[.B17]/[.$A$26]" office:value-type="float" office:value="0.514984010002951" calcext:value-type="float">
            <text:p>0,5150</text:p>
          </table:table-cell>
          <table:table-cell table:style-name="ce4" table:formula="of:=[.C17]/[.$A$26]" office:value-type="float" office:value="0.567154714252766" calcext:value-type="float">
            <text:p>0,5672</text:p>
          </table:table-cell>
          <table:table-cell table:style-name="ce4" table:formula="of:=[.D17]/[.$A$26]" office:value-type="float" office:value="0.598461076104543" calcext:value-type="float">
            <text:p>0,5985</text:p>
          </table:table-cell>
          <table:table-cell table:style-name="ce4" table:formula="of:=[.E17]/[.$A$26]" office:value-type="float" office:value="0.617538174495386" calcext:value-type="float">
            <text:p>0,6175</text:p>
          </table:table-cell>
          <table:table-cell table:style-name="ce4" table:formula="of:=[.F17]/[.$A$26]" office:value-type="float" office:value="0.623720729753531" calcext:value-type="float">
            <text:p>0,6237</text:p>
          </table:table-cell>
          <table:covered-table-cell table:style-name="ce7"/>
          <table:table-cell table:style-name="ce7" office:value-type="float" office:value="8" calcext:value-type="float">
            <text:p>8</text:p>
          </table:table-cell>
          <table:table-cell table:style-name="ce4" table:formula="of:=[.I17]/[.$A$26]" office:value-type="float" office:value="0.651929280507915" calcext:value-type="float">
            <text:p>0,6519</text:p>
          </table:table-cell>
          <table:table-cell table:style-name="ce4" table:formula="of:=[.J17]/[.$A$26]" office:value-type="float" office:value="0.658969382523143" calcext:value-type="float">
            <text:p>0,6590</text:p>
          </table:table-cell>
          <table:table-cell table:style-name="ce4" table:formula="of:=[.K17]/[.$A$26]" office:value-type="float" office:value="0.63999692201748" calcext:value-type="float">
            <text:p>0,6400</text:p>
          </table:table-cell>
          <table:table-cell table:style-name="ce4" table:formula="of:=[.L17]/[.$A$26]" office:value-type="float" office:value="0.60138773401053" calcext:value-type="float">
            <text:p>0,6014</text:p>
          </table:table-cell>
          <table:table-cell table:style-name="ce4" table:formula="of:=[.M17]/[.$A$26]" office:value-type="float" office:value="0.612200285262055" calcext:value-type="float">
            <text:p>0,6122</text:p>
          </table:table-cell>
          <table:table-cell table:number-columns-repeated="1011"/>
        </table:table-row>
        <table:table-row table:style-name="ro3">
          <table:table-cell table:style-name="ce7" office:value-type="float" office:value="16" calcext:value-type="float">
            <text:p>16</text:p>
          </table:table-cell>
          <table:table-cell table:style-name="ce12" table:formula="of:=[.B18]/[.$A$27]" office:value-type="float" office:value="0.0900262254571664" calcext:value-type="float">
            <text:p>0,0900</text:p>
          </table:table-cell>
          <table:table-cell table:style-name="ce12" table:formula="of:=[.C18]/[.$A$27]" office:value-type="float" office:value="0.146098578479317" calcext:value-type="float">
            <text:p>0,1461</text:p>
          </table:table-cell>
          <table:table-cell table:style-name="ce12" table:formula="of:=[.D18]/[.$A$27]" office:value-type="float" office:value="0.209868238010902" calcext:value-type="float">
            <text:p>0,2099</text:p>
          </table:table-cell>
          <table:table-cell table:style-name="ce12" table:formula="of:=[.E18]/[.$A$27]" office:value-type="float" office:value="0.265963105165031" calcext:value-type="float">
            <text:p>0,2660</text:p>
          </table:table-cell>
          <table:table-cell table:style-name="ce12" table:formula="of:=[.F18]/[.$A$27]" office:value-type="float" office:value="0.303106919284845" calcext:value-type="float">
            <text:p>0,3031</text:p>
          </table:table-cell>
          <table:covered-table-cell table:style-name="ce7"/>
          <table:table-cell table:style-name="ce7" office:value-type="float" office:value="16" calcext:value-type="float">
            <text:p>16</text:p>
          </table:table-cell>
          <table:table-cell table:style-name="ce12" table:formula="of:=[.I18]/[.$A$27]" office:value-type="float" office:value="0.153018571399601" calcext:value-type="float">
            <text:p>0,1530</text:p>
          </table:table-cell>
          <table:table-cell table:style-name="ce12" table:formula="of:=[.J18]/[.$A$27]" office:value-type="float" office:value="0.219561208399617" calcext:value-type="float">
            <text:p>0,2196</text:p>
          </table:table-cell>
          <table:table-cell table:style-name="ce12" table:formula="of:=[.K18]/[.$A$27]" office:value-type="float" office:value="0.277147081022061" calcext:value-type="float">
            <text:p>0,2771</text:p>
          </table:table-cell>
          <table:table-cell table:style-name="ce12" table:formula="of:=[.L18]/[.$A$27]" office:value-type="float" office:value="0.311758998678806" calcext:value-type="float">
            <text:p>0,3118</text:p>
          </table:table-cell>
          <table:table-cell table:style-name="ce12" table:formula="of:=[.M18]/[.$A$27]" office:value-type="float" office:value="0.34180909364254" calcext:value-type="float">
            <text:p>0,3418</text:p>
          </table:table-cell>
          <table:table-cell table:number-columns-repeated="1011"/>
        </table:table-row>
        <table:table-row table:style-name="ro3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row table:style-name="ro5"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office:value-type="float" office:value="2.19696" calcext:value-type="float">
            <text:p>2,19696</text:p>
          </table:table-cell>
          <table:table-cell table:formula="of:=AVERAGE([.C1:.C3])" office:value-type="float" office:value="2.21968133333333" calcext:value-type="float">
            <text:p>2,2196813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office:value-type="float" office:value="2.329698" calcext:value-type="float">
            <text:p>2,329698</text:p>
          </table:table-cell>
          <table:table-cell table:formula="of:=AVERAGE([.H1:.H3])" office:value-type="float" office:value="2.33405633333333" calcext:value-type="float">
            <text:p>2,33405633333333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office:value-type="float" office:value="2.237784" calcext:value-type="float">
            <text:p>2,2377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office:value-type="float" office:value="2.288599" calcext:value-type="float">
            <text:p>2,288599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office:value-type="float" office:value="2.2243" calcext:value-type="float">
            <text:p>2,22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000" calcext:value-type="float">
            <text:p>32000</text:p>
          </table:table-cell>
          <table:table-cell office:value-type="float" office:value="2.383872" calcext:value-type="float">
            <text:p>2,383872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9.047262" calcext:value-type="float">
            <text:p>9,047262</text:p>
          </table:table-cell>
          <table:table-cell table:formula="of:=AVERAGE([.C4:.C6])" office:value-type="float" office:value="9.04288566666667" calcext:value-type="float">
            <text:p>9,0428856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9.510082" calcext:value-type="float">
            <text:p>9,510082</text:p>
          </table:table-cell>
          <table:table-cell table:formula="of:=AVERAGE([.H4:.H6])" office:value-type="float" office:value="9.38376266666667" calcext:value-type="float">
            <text:p>9,38376266666667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9.043868" calcext:value-type="float">
            <text:p>9,0438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9.296076" calcext:value-type="float">
            <text:p>9,296076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9.037527" calcext:value-type="float">
            <text:p>9,0375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float" office:value="9.34513" calcext:value-type="float">
            <text:p>9,34513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128000" calcext:value-type="float">
            <text:p>128000</text:p>
          </table:table-cell>
          <table:table-cell office:value-type="float" office:value="36.835923" calcext:value-type="float">
            <text:p>36,835923</text:p>
          </table:table-cell>
          <table:table-cell table:formula="of:=AVERAGE([.C7:.C9])" office:value-type="float" office:value="36.9393316666667" calcext:value-type="float">
            <text:p>36,939331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8000" calcext:value-type="float">
            <text:p>128000</text:p>
          </table:table-cell>
          <table:table-cell office:value-type="float" office:value="37.749708" calcext:value-type="float">
            <text:p>37,749708</text:p>
          </table:table-cell>
          <table:table-cell table:formula="of:=AVERAGE([.H7:.H9])" office:value-type="float" office:value="37.501787" calcext:value-type="float">
            <text:p>37,501787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128000" calcext:value-type="float">
            <text:p>128000</text:p>
          </table:table-cell>
          <table:table-cell office:value-type="float" office:value="36.853405" calcext:value-type="float">
            <text:p>36,8534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8000" calcext:value-type="float">
            <text:p>128000</text:p>
          </table:table-cell>
          <table:table-cell office:value-type="float" office:value="37.722964" calcext:value-type="float">
            <text:p>37,722964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128000" calcext:value-type="float">
            <text:p>128000</text:p>
          </table:table-cell>
          <table:table-cell office:value-type="float" office:value="37.128667" calcext:value-type="float">
            <text:p>37,1286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8000" calcext:value-type="float">
            <text:p>128000</text:p>
          </table:table-cell>
          <table:table-cell office:value-type="float" office:value="37.032689" calcext:value-type="float">
            <text:p>37,032689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151.615906" calcext:value-type="float">
            <text:p>151,615906</text:p>
          </table:table-cell>
          <table:table-cell table:formula="of:=AVERAGE([.C10:.C12])" office:value-type="float" office:value="152.181643333333" calcext:value-type="float">
            <text:p>152,18164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144.646801" calcext:value-type="float">
            <text:p>144,646801</text:p>
          </table:table-cell>
          <table:table-cell table:formula="of:=AVERAGE([.H10:.H12])" office:value-type="float" office:value="144.988572" calcext:value-type="float">
            <text:p>144,988572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152.291795" calcext:value-type="float">
            <text:p>152,2917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146.641314" calcext:value-type="float">
            <text:p>146,641314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152.637229" calcext:value-type="float">
            <text:p>152,6372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6000" calcext:value-type="float">
            <text:p>256000</text:p>
          </table:table-cell>
          <table:table-cell office:value-type="float" office:value="143.677601" calcext:value-type="float">
            <text:p>143,677601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512000" calcext:value-type="float">
            <text:p>512000</text:p>
          </table:table-cell>
          <table:table-cell office:value-type="float" office:value="620.509449" calcext:value-type="float">
            <text:p>620,509449</text:p>
          </table:table-cell>
          <table:table-cell table:formula="of:=AVERAGE([.C13:.C15])" office:value-type="float" office:value="620.043433666667" calcext:value-type="float">
            <text:p>620,043433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2000" calcext:value-type="float">
            <text:p>512000</text:p>
          </table:table-cell>
          <table:table-cell office:value-type="float" office:value="584.144081" calcext:value-type="float">
            <text:p>584,144081</text:p>
          </table:table-cell>
          <table:table-cell table:formula="of:=AVERAGE([.H13:.H15])" office:value-type="float" office:value="595.192484666667" calcext:value-type="float">
            <text:p>595,192484666667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512000" calcext:value-type="float">
            <text:p>512000</text:p>
          </table:table-cell>
          <table:table-cell office:value-type="float" office:value="619.493659" calcext:value-type="float">
            <text:p>619,4936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12000" calcext:value-type="float">
            <text:p>512000</text:p>
          </table:table-cell>
          <table:table-cell office:value-type="float" office:value="600.318309" calcext:value-type="float">
            <text:p>600,318309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512000" calcext:value-type="float">
            <text:p>512000</text:p>
          </table:table-cell>
          <table:table-cell office:value-type="float" office:value="620.127193" calcext:value-type="float">
            <text:p>620,1271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12000" calcext:value-type="float">
            <text:p>512000</text:p>
          </table:table-cell>
          <table:table-cell office:value-type="float" office:value="601.115064" calcext:value-type="float">
            <text:p>601,115064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32000" calcext:value-type="float">
            <text:p>32000</text:p>
          </table:table-cell>
          <table:table-cell office:value-type="float" office:value="1.16808" calcext:value-type="float">
            <text:p>1,16808</text:p>
          </table:table-cell>
          <table:table-cell table:formula="of:=AVERAGE([.C16:.C18])" office:value-type="float" office:value="1.16632266666667" calcext:value-type="float">
            <text:p>1,1663226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000" calcext:value-type="float">
            <text:p>32000</text:p>
          </table:table-cell>
          <table:table-cell office:value-type="float" office:value="1.149051" calcext:value-type="float">
            <text:p>1,149051</text:p>
          </table:table-cell>
          <table:table-cell table:formula="of:=AVERAGE([.H16:.H18])" office:value-type="float" office:value="1.14241633333333" calcext:value-type="float">
            <text:p>1,14241633333333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32000" calcext:value-type="float">
            <text:p>32000</text:p>
          </table:table-cell>
          <table:table-cell office:value-type="float" office:value="1.163205" calcext:value-type="float">
            <text:p>1,16320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0" calcext:value-type="float">
            <text:p>32000</text:p>
          </table:table-cell>
          <table:table-cell office:value-type="float" office:value="1.142061" calcext:value-type="float">
            <text:p>1,142061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32000" calcext:value-type="float">
            <text:p>32000</text:p>
          </table:table-cell>
          <table:table-cell office:value-type="float" office:value="1.167683" calcext:value-type="float">
            <text:p>1,16768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000" calcext:value-type="float">
            <text:p>32000</text:p>
          </table:table-cell>
          <table:table-cell office:value-type="float" office:value="1.136137" calcext:value-type="float">
            <text:p>1,136137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office:value-type="float" office:value="4.632935" calcext:value-type="float">
            <text:p>4,632935</text:p>
          </table:table-cell>
          <table:table-cell table:formula="of:=AVERAGE([.C19:.C21])" office:value-type="float" office:value="4.63189533333333" calcext:value-type="float">
            <text:p>4,631895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office:value-type="float" office:value="4.566131" calcext:value-type="float">
            <text:p>4,566131</text:p>
          </table:table-cell>
          <table:table-cell table:formula="of:=AVERAGE([.H19:.H21])" office:value-type="float" office:value="4.57862433333333" calcext:value-type="float">
            <text:p>4,57862433333333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office:value-type="float" office:value="4.631775" calcext:value-type="float">
            <text:p>4,6317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office:value-type="float" office:value="4.561956" calcext:value-type="float">
            <text:p>4,561956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office:value-type="float" office:value="4.630976" calcext:value-type="float">
            <text:p>4,63097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4000" calcext:value-type="float">
            <text:p>64000</text:p>
          </table:table-cell>
          <table:table-cell office:value-type="float" office:value="4.607786" calcext:value-type="float">
            <text:p>4,607786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28000" calcext:value-type="float">
            <text:p>128000</text:p>
          </table:table-cell>
          <table:table-cell office:value-type="float" office:value="18.465041" calcext:value-type="float">
            <text:p>18,465041</text:p>
          </table:table-cell>
          <table:table-cell table:formula="of:=AVERAGE([.C22:.C24])" office:value-type="float" office:value="18.4813993333333" calcext:value-type="float">
            <text:p>18,481399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000" calcext:value-type="float">
            <text:p>128000</text:p>
          </table:table-cell>
          <table:table-cell office:value-type="float" office:value="18.601058" calcext:value-type="float">
            <text:p>18,601058</text:p>
          </table:table-cell>
          <table:table-cell table:formula="of:=AVERAGE([.H22:.H24])" office:value-type="float" office:value="18.6868143333333" calcext:value-type="float">
            <text:p>18,6868143333333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28000" calcext:value-type="float">
            <text:p>128000</text:p>
          </table:table-cell>
          <table:table-cell office:value-type="float" office:value="18.530706" calcext:value-type="float">
            <text:p>18,5307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8000" calcext:value-type="float">
            <text:p>128000</text:p>
          </table:table-cell>
          <table:table-cell office:value-type="float" office:value="18.741743" calcext:value-type="float">
            <text:p>18,741743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28000" calcext:value-type="float">
            <text:p>128000</text:p>
          </table:table-cell>
          <table:table-cell office:value-type="float" office:value="18.448451" calcext:value-type="float">
            <text:p>18,4484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8000" calcext:value-type="float">
            <text:p>128000</text:p>
          </table:table-cell>
          <table:table-cell office:value-type="float" office:value="18.717642" calcext:value-type="float">
            <text:p>18,717642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256000" calcext:value-type="float">
            <text:p>256000</text:p>
          </table:table-cell>
          <table:table-cell office:value-type="float" office:value="75.669007" calcext:value-type="float">
            <text:p>75,669007</text:p>
          </table:table-cell>
          <table:table-cell table:formula="of:=AVERAGE([.C25:.C27])" office:value-type="float" office:value="75.7326106666667" calcext:value-type="float">
            <text:p>75,732610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6000" calcext:value-type="float">
            <text:p>256000</text:p>
          </table:table-cell>
          <table:table-cell office:value-type="float" office:value="76.221991" calcext:value-type="float">
            <text:p>76,221991</text:p>
          </table:table-cell>
          <table:table-cell table:formula="of:=AVERAGE([.H25:.H27])" office:value-type="float" office:value="76.1388576666667" calcext:value-type="float">
            <text:p>76,1388576666667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256000" calcext:value-type="float">
            <text:p>256000</text:p>
          </table:table-cell>
          <table:table-cell office:value-type="float" office:value="75.850153" calcext:value-type="float">
            <text:p>75,85015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6000" calcext:value-type="float">
            <text:p>256000</text:p>
          </table:table-cell>
          <table:table-cell office:value-type="float" office:value="76.035205" calcext:value-type="float">
            <text:p>76,035205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256000" calcext:value-type="float">
            <text:p>256000</text:p>
          </table:table-cell>
          <table:table-cell office:value-type="float" office:value="75.678672" calcext:value-type="float">
            <text:p>75,6786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6000" calcext:value-type="float">
            <text:p>256000</text:p>
          </table:table-cell>
          <table:table-cell office:value-type="float" office:value="76.159377" calcext:value-type="float">
            <text:p>76,159377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512000" calcext:value-type="float">
            <text:p>512000</text:p>
          </table:table-cell>
          <table:table-cell office:value-type="float" office:value="308.998799" calcext:value-type="float">
            <text:p>308,998799</text:p>
          </table:table-cell>
          <table:table-cell table:formula="of:=AVERAGE([.C28:.C30])" office:value-type="float" office:value="309.314481333333" calcext:value-type="float">
            <text:p>309,314481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12000" calcext:value-type="float">
            <text:p>512000</text:p>
          </table:table-cell>
          <table:table-cell office:value-type="float" office:value="306.705324" calcext:value-type="float">
            <text:p>306,705324</text:p>
          </table:table-cell>
          <table:table-cell table:formula="of:=AVERAGE([.H28:.H30])" office:value-type="float" office:value="306.190883" calcext:value-type="float">
            <text:p>306,190883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512000" calcext:value-type="float">
            <text:p>512000</text:p>
          </table:table-cell>
          <table:table-cell office:value-type="float" office:value="309.181001" calcext:value-type="float">
            <text:p>309,1810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12000" calcext:value-type="float">
            <text:p>512000</text:p>
          </table:table-cell>
          <table:table-cell office:value-type="float" office:value="302.319031" calcext:value-type="float">
            <text:p>302,319031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512000" calcext:value-type="float">
            <text:p>512000</text:p>
          </table:table-cell>
          <table:table-cell office:value-type="float" office:value="309.763644" calcext:value-type="float">
            <text:p>309,7636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12000" calcext:value-type="float">
            <text:p>512000</text:p>
          </table:table-cell>
          <table:table-cell office:value-type="float" office:value="309.548294" calcext:value-type="float">
            <text:p>309,548294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32000" calcext:value-type="float">
            <text:p>32000</text:p>
          </table:table-cell>
          <table:table-cell office:value-type="float" office:value="0.698527" calcext:value-type="float">
            <text:p>0,698527</text:p>
          </table:table-cell>
          <table:table-cell table:formula="of:=AVERAGE([.C31:.C33])" office:value-type="float" office:value="0.691434333333333" calcext:value-type="float">
            <text:p>0,69143433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000" calcext:value-type="float">
            <text:p>32000</text:p>
          </table:table-cell>
          <table:table-cell office:value-type="float" office:value="0.643118" calcext:value-type="float">
            <text:p>0,643118</text:p>
          </table:table-cell>
          <table:table-cell table:formula="of:=AVERAGE([.H31:.H33])" office:value-type="float" office:value="0.635772" calcext:value-type="float">
            <text:p>0,635772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32000" calcext:value-type="float">
            <text:p>32000</text:p>
          </table:table-cell>
          <table:table-cell office:value-type="float" office:value="0.699436" calcext:value-type="float">
            <text:p>0,69943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0" calcext:value-type="float">
            <text:p>32000</text:p>
          </table:table-cell>
          <table:table-cell office:value-type="float" office:value="0.640263" calcext:value-type="float">
            <text:p>0,640263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32000" calcext:value-type="float">
            <text:p>32000</text:p>
          </table:table-cell>
          <table:table-cell office:value-type="float" office:value="0.67634" calcext:value-type="float">
            <text:p>0,6763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000" calcext:value-type="float">
            <text:p>32000</text:p>
          </table:table-cell>
          <table:table-cell office:value-type="float" office:value="0.623935" calcext:value-type="float">
            <text:p>0,623935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64000" calcext:value-type="float">
            <text:p>64000</text:p>
          </table:table-cell>
          <table:table-cell office:value-type="float" office:value="2.665449" calcext:value-type="float">
            <text:p>2,665449</text:p>
          </table:table-cell>
          <table:table-cell table:formula="of:=AVERAGE([.C34:.C36])" office:value-type="float" office:value="2.68085266666667" calcext:value-type="float">
            <text:p>2,680852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4000" calcext:value-type="float">
            <text:p>64000</text:p>
          </table:table-cell>
          <table:table-cell office:value-type="float" office:value="2.519106" calcext:value-type="float">
            <text:p>2,519106</text:p>
          </table:table-cell>
          <table:table-cell table:formula="of:=AVERAGE([.H34:.H36])" office:value-type="float" office:value="2.510603" calcext:value-type="float">
            <text:p>2,510603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64000" calcext:value-type="float">
            <text:p>64000</text:p>
          </table:table-cell>
          <table:table-cell office:value-type="float" office:value="2.667891" calcext:value-type="float">
            <text:p>2,66789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4000" calcext:value-type="float">
            <text:p>64000</text:p>
          </table:table-cell>
          <table:table-cell office:value-type="float" office:value="2.496296" calcext:value-type="float">
            <text:p>2,496296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64000" calcext:value-type="float">
            <text:p>64000</text:p>
          </table:table-cell>
          <table:table-cell office:value-type="float" office:value="2.709218" calcext:value-type="float">
            <text:p>2,7092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4000" calcext:value-type="float">
            <text:p>64000</text:p>
          </table:table-cell>
          <table:table-cell office:value-type="float" office:value="2.516407" calcext:value-type="float">
            <text:p>2,516407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128000" calcext:value-type="float">
            <text:p>128000</text:p>
          </table:table-cell>
          <table:table-cell office:value-type="float" office:value="10.622591" calcext:value-type="float">
            <text:p>10,622591</text:p>
          </table:table-cell>
          <table:table-cell table:formula="of:=AVERAGE([.C37:.C39])" office:value-type="float" office:value="10.628086" calcext:value-type="float">
            <text:p>10,62808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8000" calcext:value-type="float">
            <text:p>128000</text:p>
          </table:table-cell>
          <table:table-cell office:value-type="float" office:value="10.300449" calcext:value-type="float">
            <text:p>10,300449</text:p>
          </table:table-cell>
          <table:table-cell table:formula="of:=AVERAGE([.H37:.H39])" office:value-type="float" office:value="10.2929683333333" calcext:value-type="float">
            <text:p>10,2929683333333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128000" calcext:value-type="float">
            <text:p>128000</text:p>
          </table:table-cell>
          <table:table-cell office:value-type="float" office:value="10.565899" calcext:value-type="float">
            <text:p>10,56589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8000" calcext:value-type="float">
            <text:p>128000</text:p>
          </table:table-cell>
          <table:table-cell office:value-type="float" office:value="10.294627" calcext:value-type="float">
            <text:p>10,294627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128000" calcext:value-type="float">
            <text:p>128000</text:p>
          </table:table-cell>
          <table:table-cell office:value-type="float" office:value="10.695768" calcext:value-type="float">
            <text:p>10,69576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8000" calcext:value-type="float">
            <text:p>128000</text:p>
          </table:table-cell>
          <table:table-cell office:value-type="float" office:value="10.283829" calcext:value-type="float">
            <text:p>10,283829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256000" calcext:value-type="float">
            <text:p>256000</text:p>
          </table:table-cell>
          <table:table-cell office:value-type="float" office:value="43.060331" calcext:value-type="float">
            <text:p>43,060331</text:p>
          </table:table-cell>
          <table:table-cell table:formula="of:=AVERAGE([.C40:.C42])" office:value-type="float" office:value="43.158164" calcext:value-type="float">
            <text:p>43,1581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6000" calcext:value-type="float">
            <text:p>256000</text:p>
          </table:table-cell>
          <table:table-cell office:value-type="float" office:value="42.083106" calcext:value-type="float">
            <text:p>42,083106</text:p>
          </table:table-cell>
          <table:table-cell table:formula="of:=AVERAGE([.H40:.H42])" office:value-type="float" office:value="42.097706" calcext:value-type="float">
            <text:p>42,097706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256000" calcext:value-type="float">
            <text:p>256000</text:p>
          </table:table-cell>
          <table:table-cell office:value-type="float" office:value="43.183519" calcext:value-type="float">
            <text:p>43,18351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6000" calcext:value-type="float">
            <text:p>256000</text:p>
          </table:table-cell>
          <table:table-cell office:value-type="float" office:value="42.111563" calcext:value-type="float">
            <text:p>42,111563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256000" calcext:value-type="float">
            <text:p>256000</text:p>
          </table:table-cell>
          <table:table-cell office:value-type="float" office:value="43.230642" calcext:value-type="float">
            <text:p>43,23064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6000" calcext:value-type="float">
            <text:p>256000</text:p>
          </table:table-cell>
          <table:table-cell office:value-type="float" office:value="42.098449" calcext:value-type="float">
            <text:p>42,098449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512000" calcext:value-type="float">
            <text:p>512000</text:p>
          </table:table-cell>
          <table:table-cell office:value-type="float" office:value="175.662953" calcext:value-type="float">
            <text:p>175,662953</text:p>
          </table:table-cell>
          <table:table-cell table:formula="of:=AVERAGE([.C43:.C45])" office:value-type="float" office:value="174.527568333333" calcext:value-type="float">
            <text:p>174,527568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000" calcext:value-type="float">
            <text:p>512000</text:p>
          </table:table-cell>
          <table:table-cell office:value-type="float" office:value="170.413736" calcext:value-type="float">
            <text:p>170,413736</text:p>
          </table:table-cell>
          <table:table-cell table:formula="of:=AVERAGE([.H43:.H45])" office:value-type="float" office:value="170.822201" calcext:value-type="float">
            <text:p>170,822201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512000" calcext:value-type="float">
            <text:p>512000</text:p>
          </table:table-cell>
          <table:table-cell office:value-type="float" office:value="174.005859" calcext:value-type="float">
            <text:p>174,00585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12000" calcext:value-type="float">
            <text:p>512000</text:p>
          </table:table-cell>
          <table:table-cell office:value-type="float" office:value="170.458988" calcext:value-type="float">
            <text:p>170,458988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512000" calcext:value-type="float">
            <text:p>512000</text:p>
          </table:table-cell>
          <table:table-cell office:value-type="float" office:value="173.913893" calcext:value-type="float">
            <text:p>173,91389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12000" calcext:value-type="float">
            <text:p>512000</text:p>
          </table:table-cell>
          <table:table-cell office:value-type="float" office:value="171.593879" calcext:value-type="float">
            <text:p>171,593879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32000" calcext:value-type="float">
            <text:p>32000</text:p>
          </table:table-cell>
          <table:table-cell office:value-type="float" office:value="0.543841" calcext:value-type="float">
            <text:p>0,543841</text:p>
          </table:table-cell>
          <table:table-cell table:formula="of:=AVERAGE([.C46:.C48])" office:value-type="float" office:value="0.538774333333333" calcext:value-type="float">
            <text:p>0,53877433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000" calcext:value-type="float">
            <text:p>32000</text:p>
          </table:table-cell>
          <table:table-cell office:value-type="float" office:value="0.45278" calcext:value-type="float">
            <text:p>0,45278</text:p>
          </table:table-cell>
          <table:table-cell table:formula="of:=AVERAGE([.H46:.H48])" office:value-type="float" office:value="0.447528666666667" calcext:value-type="float">
            <text:p>0,447528666666667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32000" calcext:value-type="float">
            <text:p>32000</text:p>
          </table:table-cell>
          <table:table-cell office:value-type="float" office:value="0.537484" calcext:value-type="float">
            <text:p>0,53748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0" calcext:value-type="float">
            <text:p>32000</text:p>
          </table:table-cell>
          <table:table-cell office:value-type="float" office:value="0.444264" calcext:value-type="float">
            <text:p>0,444264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32000" calcext:value-type="float">
            <text:p>32000</text:p>
          </table:table-cell>
          <table:table-cell office:value-type="float" office:value="0.534998" calcext:value-type="float">
            <text:p>0,5349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000" calcext:value-type="float">
            <text:p>32000</text:p>
          </table:table-cell>
          <table:table-cell office:value-type="float" office:value="0.445542" calcext:value-type="float">
            <text:p>0,445542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64000" calcext:value-type="float">
            <text:p>64000</text:p>
          </table:table-cell>
          <table:table-cell office:value-type="float" office:value="1.996145" calcext:value-type="float">
            <text:p>1,996145</text:p>
          </table:table-cell>
          <table:table-cell table:formula="of:=AVERAGE([.C49:.C51])" office:value-type="float" office:value="1.99303766666667" calcext:value-type="float">
            <text:p>1,9930376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4000" calcext:value-type="float">
            <text:p>64000</text:p>
          </table:table-cell>
          <table:table-cell office:value-type="float" office:value="1.788845" calcext:value-type="float">
            <text:p>1,788845</text:p>
          </table:table-cell>
          <table:table-cell table:formula="of:=AVERAGE([.H49:.H51])" office:value-type="float" office:value="1.78000733333333" calcext:value-type="float">
            <text:p>1,78000733333333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64000" calcext:value-type="float">
            <text:p>64000</text:p>
          </table:table-cell>
          <table:table-cell office:value-type="float" office:value="1.994824" calcext:value-type="float">
            <text:p>1,99482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4000" calcext:value-type="float">
            <text:p>64000</text:p>
          </table:table-cell>
          <table:table-cell office:value-type="float" office:value="1.770395" calcext:value-type="float">
            <text:p>1,770395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64000" calcext:value-type="float">
            <text:p>64000</text:p>
          </table:table-cell>
          <table:table-cell office:value-type="float" office:value="1.988144" calcext:value-type="float">
            <text:p>1,98814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4000" calcext:value-type="float">
            <text:p>64000</text:p>
          </table:table-cell>
          <table:table-cell office:value-type="float" office:value="1.780782" calcext:value-type="float">
            <text:p>1,780782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128000" calcext:value-type="float">
            <text:p>128000</text:p>
          </table:table-cell>
          <table:table-cell office:value-type="float" office:value="7.706631" calcext:value-type="float">
            <text:p>7,706631</text:p>
          </table:table-cell>
          <table:table-cell table:formula="of:=AVERAGE([.C52:.C54])" office:value-type="float" office:value="7.71548333333333" calcext:value-type="float">
            <text:p>7,7154833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8000" calcext:value-type="float">
            <text:p>128000</text:p>
          </table:table-cell>
          <table:table-cell office:value-type="float" office:value="7.337635" calcext:value-type="float">
            <text:p>7,337635</text:p>
          </table:table-cell>
          <table:table-cell table:formula="of:=AVERAGE([.H52:.H54])" office:value-type="float" office:value="7.324603" calcext:value-type="float">
            <text:p>7,324603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128000" calcext:value-type="float">
            <text:p>128000</text:p>
          </table:table-cell>
          <table:table-cell office:value-type="float" office:value="7.686678" calcext:value-type="float">
            <text:p>7,68667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8000" calcext:value-type="float">
            <text:p>128000</text:p>
          </table:table-cell>
          <table:table-cell office:value-type="float" office:value="7.331575" calcext:value-type="float">
            <text:p>7,331575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128000" calcext:value-type="float">
            <text:p>128000</text:p>
          </table:table-cell>
          <table:table-cell office:value-type="float" office:value="7.753141" calcext:value-type="float">
            <text:p>7,75314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8000" calcext:value-type="float">
            <text:p>128000</text:p>
          </table:table-cell>
          <table:table-cell office:value-type="float" office:value="7.304599" calcext:value-type="float">
            <text:p>7,304599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256000" calcext:value-type="float">
            <text:p>256000</text:p>
          </table:table-cell>
          <table:table-cell office:value-type="float" office:value="30.901777" calcext:value-type="float">
            <text:p>30,901777</text:p>
          </table:table-cell>
          <table:table-cell table:formula="of:=AVERAGE([.C55:.C57])" office:value-type="float" office:value="30.8040963333333" calcext:value-type="float">
            <text:p>30,804096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6000" calcext:value-type="float">
            <text:p>256000</text:p>
          </table:table-cell>
          <table:table-cell office:value-type="float" office:value="30.111775" calcext:value-type="float">
            <text:p>30,111775</text:p>
          </table:table-cell>
          <table:table-cell table:formula="of:=AVERAGE([.H55:.H57])" office:value-type="float" office:value="30.1362506666667" calcext:value-type="float">
            <text:p>30,1362506666667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256000" calcext:value-type="float">
            <text:p>256000</text:p>
          </table:table-cell>
          <table:table-cell office:value-type="float" office:value="30.771668" calcext:value-type="float">
            <text:p>30,77166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56000" calcext:value-type="float">
            <text:p>256000</text:p>
          </table:table-cell>
          <table:table-cell office:value-type="float" office:value="30.141955" calcext:value-type="float">
            <text:p>30,141955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256000" calcext:value-type="float">
            <text:p>256000</text:p>
          </table:table-cell>
          <table:table-cell office:value-type="float" office:value="30.738844" calcext:value-type="float">
            <text:p>30,73884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56000" calcext:value-type="float">
            <text:p>256000</text:p>
          </table:table-cell>
          <table:table-cell office:value-type="float" office:value="30.155022" calcext:value-type="float">
            <text:p>30,155022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512000" calcext:value-type="float">
            <text:p>512000</text:p>
          </table:table-cell>
          <table:table-cell office:value-type="float" office:value="124.748881" calcext:value-type="float">
            <text:p>124,748881</text:p>
          </table:table-cell>
          <table:table-cell table:formula="of:=AVERAGE([.C58:.C60])" office:value-type="float" office:value="124.263032333333" calcext:value-type="float">
            <text:p>124,263032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12000" calcext:value-type="float">
            <text:p>512000</text:p>
          </table:table-cell>
          <table:table-cell office:value-type="float" office:value="120.738498" calcext:value-type="float">
            <text:p>120,738498</text:p>
          </table:table-cell>
          <table:table-cell table:formula="of:=AVERAGE([.H58:.H60])" office:value-type="float" office:value="121.527321" calcext:value-type="float">
            <text:p>121,527321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512000" calcext:value-type="float">
            <text:p>512000</text:p>
          </table:table-cell>
          <table:table-cell office:value-type="float" office:value="124.136285" calcext:value-type="float">
            <text:p>124,13628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12000" calcext:value-type="float">
            <text:p>512000</text:p>
          </table:table-cell>
          <table:table-cell office:value-type="float" office:value="121.53865" calcext:value-type="float">
            <text:p>121,53865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512000" calcext:value-type="float">
            <text:p>512000</text:p>
          </table:table-cell>
          <table:table-cell office:value-type="float" office:value="123.903931" calcext:value-type="float">
            <text:p>123,90393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12000" calcext:value-type="float">
            <text:p>512000</text:p>
          </table:table-cell>
          <table:table-cell office:value-type="float" office:value="122.304815" calcext:value-type="float">
            <text:p>122,304815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32000" calcext:value-type="float">
            <text:p>32000</text:p>
          </table:table-cell>
          <table:table-cell office:value-type="float" office:value="1.541187" calcext:value-type="float">
            <text:p>1,541187</text:p>
          </table:table-cell>
          <table:table-cell table:formula="of:=AVERAGE([.C61:.C63])" office:value-type="float" office:value="1.54099633333333" calcext:value-type="float">
            <text:p>1,540996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000" calcext:value-type="float">
            <text:p>32000</text:p>
          </table:table-cell>
          <table:table-cell office:value-type="float" office:value="0.954825" calcext:value-type="float">
            <text:p>0,954825</text:p>
          </table:table-cell>
          <table:table-cell table:formula="of:=AVERAGE([.H61:.H63])" office:value-type="float" office:value="0.953338666666667" calcext:value-type="float">
            <text:p>0,953338666666667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32000" calcext:value-type="float">
            <text:p>32000</text:p>
          </table:table-cell>
          <table:table-cell office:value-type="float" office:value="1.541284" calcext:value-type="float">
            <text:p>1,54128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0" calcext:value-type="float">
            <text:p>32000</text:p>
          </table:table-cell>
          <table:table-cell office:value-type="float" office:value="0.954192" calcext:value-type="float">
            <text:p>0,954192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32000" calcext:value-type="float">
            <text:p>32000</text:p>
          </table:table-cell>
          <table:table-cell office:value-type="float" office:value="1.540518" calcext:value-type="float">
            <text:p>1,54051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000" calcext:value-type="float">
            <text:p>32000</text:p>
          </table:table-cell>
          <table:table-cell office:value-type="float" office:value="0.950999" calcext:value-type="float">
            <text:p>0,950999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64000" calcext:value-type="float">
            <text:p>64000</text:p>
          </table:table-cell>
          <table:table-cell office:value-type="float" office:value="3.877741" calcext:value-type="float">
            <text:p>3,877741</text:p>
          </table:table-cell>
          <table:table-cell table:formula="of:=AVERAGE([.C64:.C66])" office:value-type="float" office:value="3.86848633333333" calcext:value-type="float">
            <text:p>3,868486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4000" calcext:value-type="float">
            <text:p>64000</text:p>
          </table:table-cell>
          <table:table-cell office:value-type="float" office:value="2.67634" calcext:value-type="float">
            <text:p>2,67634</text:p>
          </table:table-cell>
          <table:table-cell table:formula="of:=AVERAGE([.H64:.H66])" office:value-type="float" office:value="2.67116933333333" calcext:value-type="float">
            <text:p>2,67116933333333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64000" calcext:value-type="float">
            <text:p>64000</text:p>
          </table:table-cell>
          <table:table-cell office:value-type="float" office:value="3.869115" calcext:value-type="float">
            <text:p>3,86911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4000" calcext:value-type="float">
            <text:p>64000</text:p>
          </table:table-cell>
          <table:table-cell office:value-type="float" office:value="2.6687" calcext:value-type="float">
            <text:p>2,6687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64000" calcext:value-type="float">
            <text:p>64000</text:p>
          </table:table-cell>
          <table:table-cell office:value-type="float" office:value="3.858603" calcext:value-type="float">
            <text:p>3,85860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4000" calcext:value-type="float">
            <text:p>64000</text:p>
          </table:table-cell>
          <table:table-cell office:value-type="float" office:value="2.668468" calcext:value-type="float">
            <text:p>2,668468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128000" calcext:value-type="float">
            <text:p>128000</text:p>
          </table:table-cell>
          <table:table-cell office:value-type="float" office:value="10.999437" calcext:value-type="float">
            <text:p>10,999437</text:p>
          </table:table-cell>
          <table:table-cell table:formula="of:=AVERAGE([.C67:.C69])" office:value-type="float" office:value="11.000751" calcext:value-type="float">
            <text:p>11,00075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8000" calcext:value-type="float">
            <text:p>128000</text:p>
          </table:table-cell>
          <table:table-cell office:value-type="float" office:value="8.469038" calcext:value-type="float">
            <text:p>8,469038</text:p>
          </table:table-cell>
          <table:table-cell table:formula="of:=AVERAGE([.H67:.H69])" office:value-type="float" office:value="8.457104" calcext:value-type="float">
            <text:p>8,457104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128000" calcext:value-type="float">
            <text:p>128000</text:p>
          </table:table-cell>
          <table:table-cell office:value-type="float" office:value="11.001326" calcext:value-type="float">
            <text:p>11,0013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8000" calcext:value-type="float">
            <text:p>128000</text:p>
          </table:table-cell>
          <table:table-cell office:value-type="float" office:value="8.467113" calcext:value-type="float">
            <text:p>8,467113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128000" calcext:value-type="float">
            <text:p>128000</text:p>
          </table:table-cell>
          <table:table-cell office:value-type="float" office:value="11.00149" calcext:value-type="float">
            <text:p>11,0014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8000" calcext:value-type="float">
            <text:p>128000</text:p>
          </table:table-cell>
          <table:table-cell office:value-type="float" office:value="8.435161" calcext:value-type="float">
            <text:p>8,435161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256000" calcext:value-type="float">
            <text:p>256000</text:p>
          </table:table-cell>
          <table:table-cell office:value-type="float" office:value="35.501347" calcext:value-type="float">
            <text:p>35,501347</text:p>
          </table:table-cell>
          <table:table-cell table:formula="of:=AVERAGE([.C70:.C72])" office:value-type="float" office:value="35.7619253333333" calcext:value-type="float">
            <text:p>35,761925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6000" calcext:value-type="float">
            <text:p>256000</text:p>
          </table:table-cell>
          <table:table-cell office:value-type="float" office:value="28.79635" calcext:value-type="float">
            <text:p>28,79635</text:p>
          </table:table-cell>
          <table:table-cell table:formula="of:=AVERAGE([.H70:.H72])" office:value-type="float" office:value="29.0666373333333" calcext:value-type="float">
            <text:p>29,0666373333333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256000" calcext:value-type="float">
            <text:p>256000</text:p>
          </table:table-cell>
          <table:table-cell office:value-type="float" office:value="35.532465" calcext:value-type="float">
            <text:p>35,53246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56000" calcext:value-type="float">
            <text:p>256000</text:p>
          </table:table-cell>
          <table:table-cell office:value-type="float" office:value="29.381128" calcext:value-type="float">
            <text:p>29,381128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256000" calcext:value-type="float">
            <text:p>256000</text:p>
          </table:table-cell>
          <table:table-cell office:value-type="float" office:value="36.251964" calcext:value-type="float">
            <text:p>36,25196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56000" calcext:value-type="float">
            <text:p>256000</text:p>
          </table:table-cell>
          <table:table-cell office:value-type="float" office:value="29.022434" calcext:value-type="float">
            <text:p>29,022434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512000" calcext:value-type="float">
            <text:p>512000</text:p>
          </table:table-cell>
          <table:table-cell office:value-type="float" office:value="128.556056" calcext:value-type="float">
            <text:p>128,556056</text:p>
          </table:table-cell>
          <table:table-cell table:formula="of:=AVERAGE([.C73:.C75])" office:value-type="float" office:value="127.851633" calcext:value-type="float">
            <text:p>127,8516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12000" calcext:value-type="float">
            <text:p>512000</text:p>
          </table:table-cell>
          <table:table-cell office:value-type="float" office:value="109.665743" calcext:value-type="float">
            <text:p>109,665743</text:p>
          </table:table-cell>
          <table:table-cell table:formula="of:=AVERAGE([.H73:.H75])" office:value-type="float" office:value="108.831306666667" calcext:value-type="float">
            <text:p>108,831306666667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512000" calcext:value-type="float">
            <text:p>512000</text:p>
          </table:table-cell>
          <table:table-cell office:value-type="float" office:value="127.543336" calcext:value-type="float">
            <text:p>127,54333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12000" calcext:value-type="float">
            <text:p>512000</text:p>
          </table:table-cell>
          <table:table-cell office:value-type="float" office:value="108.80588" calcext:value-type="float">
            <text:p>108,80588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512000" calcext:value-type="float">
            <text:p>512000</text:p>
          </table:table-cell>
          <table:table-cell office:value-type="float" office:value="127.455507" calcext:value-type="float">
            <text:p>127,45550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12000" calcext:value-type="float">
            <text:p>512000</text:p>
          </table:table-cell>
          <table:table-cell office:value-type="float" office:value="108.022297" calcext:value-type="float">
            <text:p>108,02229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38">
      <number:number number:decimal-places="5" number:min-decimal-places="5" number:min-integer-digits="1"/>
    </number:number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R$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date-style style:name="N123">
      <number:day/>
      <number:text>/</number:text>
      <number:month/>
      <number:text>/</number:text>
      <number:year number:style="long"/>
    </number:dat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1">
      <number:number number:decimal-places="4" number:min-decimal-places="4" number:min-integer-digits="1"/>
    </number:number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47">
      <number:day/>
      <number:text>/</number:text>
      <number:month number:textual="true"/>
      <number:text>/</number:text>
      <number:year/>
    </number:date-style>
    <number:date-style style:name="N118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46">
      <number:month number:textual="true"/>
      <number:text>/</number:text>
      <number:year/>
    </number:date-style>
    <number:date-style style:name="N117">
      <number:day/>
      <number:text>/</number:text>
      <number:month number:textual="true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time-style style:name="N116">
      <number:minutes number:style="long"/>
      <number:text>:</number:text>
      <number:seconds number:style="long" number:decimal-places="1"/>
    </number:time-style>
    <number:time-style style:name="N144">
      <number:hours/>
      <number:text>:</number:text>
      <number:minutes number:style="long"/>
      <number:text> </number:text>
      <number:am-pm/>
    </number:time-style>
    <number:number-style style:name="N11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time-style style:name="N111">
      <number:minutes number:style="long"/>
      <number:text>:</number:text>
      <number:seconds number:style="long"/>
    </number:time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PageStyle_5f_Statistic" style:display-name="PageStyle_Statisti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7T13:42:55.336415200</dc:date>
    <meta:editing-duration>PT3H44M11S</meta:editing-duration>
    <meta:editing-cycles>8</meta:editing-cycles>
    <meta:generator>LibreOffice/7.3.7.2$Linux_X86_64 LibreOffice_project/30$Build-2</meta:generator>
    <meta:document-statistic meta:table-count="2" meta:cell-count="730" meta:object-count="0"/>
  </office:meta>
</office:document-meta>
</file>